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800002B1C00001933A7200F3F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0efa"/>
    </style:style>
    <style:style style:name="P2" style:family="paragraph" style:parent-style-name="Standard">
      <style:paragraph-properties style:border-line-width-bottom="0in 0.0102in 0.0102in" fo:padding="0.0291in" fo:border-left="none" fo:border-right="none" fo:border-top="none" fo:border-bottom="0.99pt double #000000" style:join-border="false"/>
    </style:style>
    <style:style style:name="P3" style:family="paragraph" style:parent-style-name="Standard">
      <style:paragraph-properties style:border-line-width-bottom="0in 0.0102in 0.0102in" fo:padding="0.0291in" fo:border-left="none" fo:border-right="none" fo:border-top="none" fo:border-bottom="0.99pt double #000000" style:join-border="false"/>
      <style:text-properties officeooo:paragraph-rsid="00000efa"/>
    </style:style>
    <style:style style:name="T1" style:family="text">
      <style:text-properties officeooo:rsid="00000efa"/>
    </style:style>
    <style:style style:name="T2" style:family="text">
      <style:text-properties style:font-name="Courier" fo:font-weight="bold" officeooo:rsid="00000efa" style:font-weight-asian="bold" style:font-weight-complex="bold"/>
    </style:style>
    <style:style style:name="T3" style:family="text">
      <style:text-properties style:font-name="Liberation Serif" fo:font-weight="normal" officeooo:rsid="00000ef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MEMORANDUM</text:span></text:p>
      <text:p text:style-name="P1"><text:span text:style-name="T1"/></text:p>
      <text:p text:style-name="P1"><text:span text:style-name="T1">To: Doctor Yoder</text:span></text:p>
      <text:p text:style-name="P1"><text:span text:style-name="T1">From: Chris Hopwood</text:span></text:p>
      <text:p text:style-name="P1"><text:span text:style-name="T1">Date: 10/22/2013</text:span></text:p>
      <text:p text:style-name="P1"><text:span text:style-name="T1">Subject: Homework 7 and PRU update</text:span></text:p>
      <text:p text:style-name="P1"><text:span text:style-name="T1"/></text:p>
      <text:p text:style-name="P1"><text:span text:style-name="T1">Homework 7:</text:span></text:p>
      <text:p text:style-name="P1"><text:span text:style-name="T1">I've successfully built and installed a kernel. <text:s/>I've also added my own entry to …/drivers/input/keyboard/Kconfig. <text:s/></text:span><text:span text:style-name="T2">uname -a </text:span><text:span text:style-name="T3">returns “Linux beaglebone 3.8.13-bone28 #1 SMP Tue Oct 15 12:09:39 EDT 2013 armv7l GNU/Linux”</text:span></text:p>
      <text:p text:style-name="P1"><text:span text:style-name="T3"/></text:p>
      <text:p text:style-name="P1"><text:span text:style-name="T3">PRU:</text:span></text:p>
      <text:p text:style-name="P1"><text:span text:style-name="T3">I've already talked to you about this, but I've gotten bitbanging i2c on the PRU working. <text:s/>I'm working on using the interrupt pin on the accelerometer so we can know when there is new data, and only grab the new data. <text:s/>I've logged all the axis (x,y,z accelerometer and gyroscope) and the waveforms it generates are very cool. <text:s/>For example, here is one of me dropping it (onto a sweater) twice. <text:s/>I only included the x-axis for clearity on these black and white printers. <text:s/>I don't include axis because libreoffice was being annoying when trying to paste this in.</text:span></text:p>
      <text:p text:style-name="P1"><draw:frame draw:style-name="fr1" draw:name="graphics1" text:anchor-type="paragraph" svg:width="4.3453in" svg:height="2.5398in" draw:z-index="0"><draw:image xlink:href="Pictures/2000000800002B1C00001933A7200F3F.svm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2T14:01:53</meta:creation-date>
    <dc:date>2013-10-22T14:10:31</dc:date>
    <meta:editing-duration>P0D</meta:editing-duration>
    <meta:editing-cycles>1</meta:editing-cycles>
    <meta:document-statistic meta:table-count="0" meta:image-count="1" meta:object-count="0" meta:page-count="1" meta:paragraph-count="9" meta:word-count="148" meta:character-count="888" meta:non-whitespace-character-count="742"/>
    <meta:generator>LibreOffice/3.6$Linux_X86_64 LibreOffice_project/360m1$Build-304</meta:generator>
  </office:meta>
</office:document-meta>
</file>